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egreya" svg:font-family="Alegreya, serif"/>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2pt" fo:letter-spacing="normal" fo:language="none" fo:country="none" fo:font-style="normal"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202124" style:font-name="Georgia" fo:letter-spacing="normal" fo:language="none" fo:country="none" fo:font-style="normal" style:font-name-asian="Georgia" style:language-asian="none" style:country-asian="none" style:font-name-complex="Georgia" style:language-complex="none" style:country-complex="none"/>
    </style:style>
    <style:style style:name="T3"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4" style:family="text">
      <style:text-properties fo:color="#000000" fo:language="none" fo:country="none" fo:background-color="transparent" style:font-name-asian="Georgia" style:language-asian="none" style:country-asian="none" style:font-weight-asian="normal" style:font-name-complex="Georgia" style:language-complex="none" style:country-complex="none" style:font-weight-complex="normal"/>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8" style:family="text">
      <style:text-properties style:font-name="Georgia" fo:language="en" fo:country="US" style:font-name-asian="Georgia" style:language-asian="none" style:country-asian="none" style:font-name-complex="Georgia" style:language-complex="none" style:country-complex="none"/>
    </style:style>
    <style:style style:name="T9" style:family="text">
      <style:text-properties style:text-position="super 58%" style:font-name="Georgia" fo:language="none" fo:country="none" style:font-name-asian="Georgia" style:language-asian="none" style:country-asian="none" style:font-name-complex="Georgia" style:language-complex="none" style:country-complex="none"/>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esus's Last Will &amp; Testament</text:span></text:p>
      <text:p text:style-name="P1"><text:span text:style-name="T1">Read:</text:span> John 17</text:p>
      <text:p text:style-name="P1"><text:span text:style-name="T1">Text:</text:span> <text:span text:style-name="T3">John 17:24 “Father, I will that they also, whom thou hast given me, be with me where I am...”</text:span></text:p>
      <text:p text:style-name="P4"><text:span text:style-name="T1">Introduction:</text:span> Sally has been involved in a Bible study and part of that study included this prayer of Jesus which is called by most theologians: The High Priestly Prayer of Jesus.” <text:s/>As we discussed this prayer and I re-read it several times I determined that it read like a last will and testa-ment. <text:s/>I'd like to preach about that subject today. <text:s/><text:span text:style-name="T10">Being of sound mind I: Jesus Christ, leave to my followers:</text:span></text:p>
      <text:p text:style-name="P4"/>
      <text:p text:style-name="P4"><text:span text:style-name="T1">I.</text:span> <text:span text:style-name="T1">Eternal life:</text:span> In verse 2 Jesus states that: “...<text:span text:style-name="T4">he should give eternal life to as many as thou hast given him.” <text:s/>He did not come just to bring us a better life but also one that lasts forever. <text:s/>Oh and let me say that the only other offer on the table is eternal misery. <text:s/>There is no other religion that offers complete assurance of salvation. (read the list). <text:s/>In each and every religion one dies hoping that they have done enough but they cannot be sure that they have done enough to have a home in heaven until they get there and are judged.</text:span></text:p>
      <text:p text:style-name="P5"/>
      <text:p text:style-name="P2"><text:span text:style-name="T6">II. Knowledge of God:</text:span><text:span text:style-name="T5"> In verse 3 Jesus desires “...that they might know thee the only true God...” <text:s/>May I hastily point out that He was not wanting us to have a a hand shake encounter with God but He is leaving us the opportunity to know the Father intimately. <text:s/>At one time my son was able to shake hands with a former president of the United States (he has a photo to prove it). <text:s/>In no way does he actually know him. <text:s/>If you were to stop the former president and ask him about Jonathan Tice he would not have a clue as to who you were talking about. <text:s/>Far too many churches are getting people to the altar only to settle for the handshake of a repeat after me prayer with no true repentance. </text:span></text:p>
      <text:p text:style-name="P6"><text:span text:style-name="T5"/></text:p>
      <text:p text:style-name="P2"><text:span text:style-name="T6">III. God's Words:</text:span><text:span text:style-name="T5"> In verse 8 Jesus said: “For I have given unto them the words which thou gavest me...” <text:s/>I know that my insistence on using the King James Version really irritates many Christians that I know. <text:s/>There is a reason that I am focused on this issue and it is found right here. <text:s/>The Words of God are important. <text:s/>You and I are expected to live by them. <text:s/>If anyone with a PHD in languages can change them to accommodate the spirit of the age or update them to be culturally </text:span><text:span text:style-name="T8">relevant with little regard for accuracy then how much change do you need for the words to no longer be God's Words?</text:span><text:span text:style-name="T5"> <text:s/>Jesus has left us as </text:span><text:span text:style-name="T8">possessors</text:span><text:span text:style-name="T5"> of God's Words</text:span></text:p>
      <text:p text:style-name="P2"><text:span text:style-name="T5"/></text:p>
      <text:p text:style-name="P2"><text:span text:style-name="T6">IV. Joy:</text:span><text:span text:style-name="T5"> verse 13 “...that they might have my joy fulfilled in themselves.”</text:span></text:p>
      <text:p text:style-name="P6"><text:span text:style-name="T11"><text:s text:c="2"/>There is a difference between joy and happiness. <text:s/>Jesus has not left us a grin from ear to ear. <text:s/>Joy is not defined as giddiness. <text:s/>Jesus has willed us a positive satisfaction and peace that we are pleasing to our savior. <text:s/>Good definition of joy is: “</text:span><text:span text:style-name="T2">a feeling of good pleasure and happiness that is dependent on who Jesus is rather than on who we are or what is hap-pening around us.”</text:span></text:p>
      <text:p text:style-name="P6"/>
      <text:p text:style-name="P2"><text:span text:style-name="T6">V. Sanctification through truth:</text:span><text:span text:style-name="T5"> in verse 19 we read: “...that they also might be sanctified through the truth.” <text:s/>To be sanctified is simply to be cleansed from the filth of the world. <text:s/>The truth of God's Word is that which is the <text:s/>cleanser of our sinfulness. <text:s/>It is as the hearing and reading of the scriptures that makes us made aware of our sinfulness and the need of washing that sin away? <text:s/>Sanctification is not only God's plan for us it is something that He has left us in His will. <text:s/></text:span></text:p>
      <text:p text:style-name="P6"><text:span text:style-name="T5"/></text:p>
      <text:p text:style-name="P2"><text:span text:style-name="T6">VI. Unity:</text:span><text:span text:style-name="T5"> in verse 21 we read: “ That they all may be one; as thou, Father, </text:span><text:span text:style-name="T7">art</text:span><text:span text:style-name="T5"> in me, and I in thee, that they also may be one in us...” <text:s/>We must be careful not to mistake unity for conformity. <text:s/>We are united in our love for Christ and His Word but this is not some sort of hug fest with those who are in the religious community but are not Biblically saved. <text:s/>We are a family and we stand together as a family in Christ. <text:s/>This is not the same as the old “blood is thicker than water” mentality that causes family members to cover up each others crimes. <text:s/>What it is, is an under-standing that we are in unity with those who follow and adore the savior as we do in accordance with Biblical truth. <text:s/>Perhaps a clearer way of stating this is found in the 24</text:span><text:span text:style-name="T9">th</text:span><text:span text:style-name="T5"> verse: “...that they also, whom thou hast given me, be with me where I am...”</text:span></text:p>
      <text:p text:style-name="P6"><text:span text:style-name="T5"/></text:p>
      <text:p text:style-name="P6"><text:span text:style-name="T6">VII. God's Love:</text:span><text:span text:style-name="T5"> verse 26 says: “... that the love wherewith thou hast loved me may be in them, and I in them...” <text:s/>God's love is not a mushy love that overlooks everything that would bring a reproof. <text:s/>His love is like the love of the doctor who wants to see us restored to wellness. <text:s/>When we are in receipt of God's love we will seek to help others to experience God as we do. <text:s/>The love of God is the gift that requires that we give it away in order to continue to experience it. <text:s/></text:span></text:p>
      <text:p text:style-name="P6"><text:span text:style-name="T5"/></text:p>
      <text:p text:style-name="P6"><text:span text:style-name="T6">Conclude:</text:span><text:span text:style-name="T5"> There is one important fact about people's last will and testa-ments that you need to consider as we look at this list of items that Christ has left to us. <text:s/>This is important: NO ONE CAN MAKE YOU TAKE YOUR INHERITANCE! <text:s/>Regardless of what someone chooses to leave to you; the only way that you can get your inheritance is to receive what the testator has left to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egreya" svg:font-family="Alegreya, serif"/>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2-03-05T11:20:30.08</dc:date>
    <meta:editing-duration>P3DT21H17M52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973" meta:character-count="50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